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6099F5A06BC5B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.372cm" fo:text-indent="-0.634cm"/>
      <style:text-properties style:font-name="Arial"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.372cm" fo:text-indent="-0.634cm"/>
      <style:text-properties fo:color="#000080" style:font-name="Arial" fo:font-size="1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-0.634cm"/>
      <style:text-properties style:font-name="F" fo:font-size="12pt" fo:font-weight="bold" style:font-weight-asian="bold" style:font-weight-complex="bold"/>
    </style:style>
    <style:style style:name="T1" style:family="text">
      <style:text-properties fo:color="#000080" style:font-name="Arial" fo:font-size="12pt" fo:font-weight="bold" style:font-weight-asian="bold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512cm, 9.238cm, 2.762cm, 9.8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23ff23" draw:marker-start-width="0.432cm" draw:marker-end-width="0.432cm" draw:fill="none" draw:fill-color="#ffffff" fo:min-height="1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81cm" svg:stroke-color="#23ff23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a1" draw:style-name="gr1" draw:text-style-name="P1" svg:width="27.773cm" svg:height="20.92cm" svg:x="-0.67cm" svg:y="0cm"><draw:image xlink:href="Pictures/1000000000000640000003846099F5A06BC5BB6B.png" xlink:type="simple" xlink:show="embed" xlink:actuate="onLoad"><text:p/></draw:image></draw:frame><draw:frame text:anchor-type="paragraph" draw:z-index="1" draw:name="Forma2" draw:style-name="gr2" draw:text-style-name="P3" svg:width="4.502cm" svg:height="1.054cm" svg:x="18.754cm" svg:y="13.834cm"><draw:text-box><text:p text:style-name="P2"><text:span text:style-name="T1">Vista del documento</text:span></text:p></draw:text-box></draw:frame><draw:line text:anchor-type="paragraph" draw:z-index="2" draw:name="Forma3" draw:style-name="gr3" draw:text-style-name="P4" svg:x1="20.754cm" svg:y1="14.887cm" svg:x2="20.754cm" svg:y2="18.002cm"><text:p/></draw:line><draw:line text:anchor-type="paragraph" draw:z-index="3" draw:name="Forma4" draw:style-name="gr3" draw:text-style-name="P4" svg:x1="11.086cm" svg:y1="18.168cm" svg:x2="6.419cm" svg:y2="15.333cm"><text:p/></draw:line><draw:frame text:anchor-type="paragraph" draw:z-index="4" draw:name="Forma2" draw:style-name="gr2" draw:text-style-name="P3" svg:width="4.502cm" svg:height="1.054cm" svg:x="3.918cm" svg:y="14.28cm"><draw:text-box><text:p text:style-name="P2"><text:span text:style-name="T1">Modo Escritura</text:span></text:p></draw:text-box></draw:frame><draw:frame text:anchor-type="paragraph" draw:z-index="5" draw:name="Forma2" draw:style-name="gr2" draw:text-style-name="P3" svg:width="4.502cm" svg:height="1.054cm" svg:x="13.921cm" svg:y="14cm"><draw:text-box><text:p text:style-name="P5"><text:span text:style-name="T1">Modo de selecció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án </meta:initial-creator>
    <meta:creation-date>2021-01-19T16:30:05.355000000</meta:creation-date>
    <dc:date>2021-01-19T16:42:22.302000000</dc:date>
    <dc:creator>Fabián </dc:creator>
    <meta:editing-duration>PT12M23S</meta:editing-duration>
    <meta:editing-cycles>3</meta:editing-cycles>
    <meta:generator>LibreOffice/5.4.4.2$Windows_x86 LibreOffice_project/2524958677847fb3bb44820e40380acbe820f96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